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1d4" officeooo:paragraph-rsid="000231d4"/>
    </style:style>
    <style:style style:name="P2" style:family="paragraph" style:parent-style-name="Standard">
      <style:text-properties officeooo:rsid="0003f67b" officeooo:paragraph-rsid="0003f67b"/>
    </style:style>
    <style:style style:name="P3" style:family="paragraph" style:parent-style-name="Standard">
      <style:text-properties officeooo:rsid="0003f67b" officeooo:paragraph-rsid="0003f67b"/>
    </style:style>
    <style:style style:name="P4" style:family="paragraph" style:parent-style-name="Standard">
      <style:text-properties officeooo:rsid="0005d201" officeooo:paragraph-rsid="0005d201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ding </text:p>
      <text:p text:style-name="P1"/>
      <text:p text:style-name="P2">NVS problem:</text:p>
      <text:p text:style-name="P2"/>
      <text:p text:style-name="P2">NVS had a spin-off on Apr 9<text:span text:style-name="T1">th</text:span>. The historical prices were not adjusted for the corporate action. </text:p>
      <text:p text:style-name="P2"/>
      <text:p text:style-name="P2"/>
      <text:p text:style-name="P4">4.11</text:p>
      <text:p text:style-name="P4">Add US names:</text:p>
      <text:p text:style-name="P4">HUM</text:p>
      <text:p text:style-name="P4">QCOM</text:p>
      <text:p text:style-name="P4">FISV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9:26:54.696907553</meta:creation-date>
    <dc:date>2019-04-11T07:00:35.376937988</dc:date>
    <meta:editing-duration>PT1H16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7" meta:character-count="145" meta:non-whitespace-character-count="124"/>
  </office:meta>
</office:document-meta>
</file>